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689in"/>
    </style:style>
    <style:style style:name="co2" style:family="table-column">
      <style:table-column-properties fo:break-before="auto" style:column-width="2.5181in"/>
    </style:style>
    <style:style style:name="co3" style:family="table-column">
      <style:table-column-properties fo:break-before="auto" style:column-width="1.978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1.5335in"/>
    </style:style>
    <style:style style:name="co6" style:family="table-column">
      <style:table-column-properties fo:break-before="auto" style:column-width="1.9409in"/>
    </style:style>
    <style:style style:name="co7" style:family="table-column">
      <style:table-column-properties fo:break-before="auto" style:column-width="2.455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ackground-color="#434343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order-bottom="none" fo:background-color="#434343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3">
      <style:table-cell-properties fo:border-bottom="none" fo:background-color="#434343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none" fo:background-color="#434343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7" style:family="table-cell" style:parent-style-name="Default">
      <style:table-cell-properties fo:border-bottom="none" fo:background-color="#434343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" style:family="table-cell" style:parent-style-name="Default">
      <style:table-cell-properties fo:border-bottom="none" fo:background-color="#434343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order-left="0.74pt solid #000000" fo:border-right="none" fo:border-top="none"/>
    </style:style>
    <style:style style:name="ce20" style:family="table-cell" style:parent-style-name="Default">
      <style:table-cell-properties fo:border-bottom="0.74pt solid #000000" fo:border-left="0.74pt solid #000000" fo:border-right="none" fo:border-top="none"/>
    </style:style>
    <style:style style:name="ce21" style:family="table-cell" style:parent-style-name="Default">
      <style:table-cell-properties fo:border-bottom="none" fo:background-color="#434343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3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7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order-left="none" fo:border-right="none" fo:border-top="none"/>
    </style:style>
    <style:style style:name="ce26" style:family="table-cell" style:parent-style-name="Default">
      <style:table-cell-properties fo:border-bottom="none" fo:background-color="#434343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fo:border-bottom="none" fo:border-left="none" fo:border-right="none" fo:border-top="0.74pt solid #000000"/>
    </style:style>
    <style:style style:name="ce29" style:family="table-cell" style:parent-style-name="Default">
      <style:table-cell-properties fo:border-bottom="none" fo:border-left="none" fo:border-right="0.74pt solid #000000" fo:border-top="0.74pt solid #000000"/>
    </style:style>
    <style:style style:name="ce30" style:family="table-cell" style:parent-style-name="Default">
      <style:table-cell-properties fo:border-bottom="none" fo:border-left="none" fo:border-right="0.74pt solid #000000" fo:border-top="none"/>
    </style:style>
    <style:style style:name="ce31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1015" table:default-cell-style-name="Default"/>
        <table:table-column table:style-name="co8" table:number-columns-repeated="15359" table:default-cell-style-name="Default"/>
        <table:table-column table:style-name="co8" table:default-cell-style-name="ce30"/>
        <table:table-row table:style-name="ro1">
          <table:table-cell table:style-name="ce1" office:value-type="string" calcext:value-type="string">
            <text:p>Name:</text:p>
          </table:table-cell>
          <table:table-cell table:style-name="ce1" office:value-type="string" calcext:value-type="string">
            <text:p>Hull Damage:</text:p>
          </table:table-cell>
          <table:table-cell table:style-name="ce1" office:value-type="string" calcext:value-type="string">
            <text:p>Shield Damage:</text:p>
          </table:table-cell>
          <table:table-cell table:style-name="ce1" office:value-type="string" calcext:value-type="string">
            <text:p>RPM:</text:p>
          </table:table-cell>
          <table:table-cell table:style-name="ce1" office:value-type="string" calcext:value-type="string">
            <text:p>Hull DPS:</text:p>
          </table:table-cell>
          <table:table-cell table:style-name="ce1" office:value-type="string" calcext:value-type="string">
            <text:p>Shield DPS:</text:p>
          </table:table-cell>
          <table:table-cell table:style-name="ce1" office:value-type="string" calcext:value-type="string">
            <text:p>Speed:</text:p>
          </table:table-cell>
          <table:table-cell table:style-name="ce1" office:value-type="string" calcext:value-type="string">
            <text:p>Range:</text:p>
          </table:table-cell>
          <table:table-cell table:style-name="ce1" office:value-type="string" calcext:value-type="string">
            <text:p>Flags:</text:p>
          </table:table-cell>
          <table:table-cell table:style-name="ce1" table:number-columns-repeated="17"/>
          <table:table-cell table:number-columns-repeated="16357"/>
          <table:table-cell table:style-name="Default"/>
        </table:table-row>
        <table:table-row-group>
          <table:table-row table:style-name="ro2">
            <table:table-cell table:style-name="ce2" office:value-type="string" calcext:value-type="string">
              <text:p>Impulse Ray Emitter</text:p>
            </table:table-cell>
            <table:table-cell table:style-name="ce13" office:value-type="float" office:value="21" calcext:value-type="float">
              <text:p>21</text:p>
            </table:table-cell>
            <table:table-cell table:style-name="ce21" office:value-type="float" office:value="220" calcext:value-type="float">
              <text:p>220</text:p>
            </table:table-cell>
            <table:table-cell table:style-name="ce21" office:value-type="float" office:value="400" calcext:value-type="float">
              <text:p>400</text:p>
            </table:table-cell>
            <table:table-cell table:style-name="ce21" table:formula="of:=[.B2] * ([.D2] / 60)" office:value-type="float" office:value="140" calcext:value-type="float">
              <text:p>140</text:p>
            </table:table-cell>
            <table:table-cell table:style-name="ce21" table:formula="of:=[.C2] * ([.D2] / 60)" office:value-type="float" office:value="1466.66666666667" calcext:value-type="float">
              <text:p>1466.66666666667</text:p>
            </table:table-cell>
            <table:table-cell table:style-name="ce21" office:value-type="string" calcext:value-type="string">
              <text:p>1,162 m/s</text:p>
            </table:table-cell>
            <table:table-cell table:style-name="ce21" office:value-type="string" calcext:value-type="string">
              <text:p>1.39 km</text:p>
            </table:table-cell>
            <table:table-cell table:style-name="ce21"/>
            <table:table-cell table:style-name="ce26" table:number-columns-repeated="17"/>
            <table:table-cell table:style-name="ce28" table:number-columns-repeated="16357"/>
            <table:table-cell table:style-name="ce29"/>
          </table:table-row>
          <table:table-row table:style-name="ro2">
            <table:table-cell table:style-name="ce2" office:value-type="string" calcext:value-type="string">
              <text:p>Particle Accelerator Cannon</text:p>
            </table:table-cell>
            <table:table-cell table:style-name="ce14" office:value-type="float" office:value="143" calcext:value-type="float">
              <text:p>143</text:p>
            </table:table-cell>
            <table:table-cell table:style-name="ce2" office:value-type="float" office:value="1155" calcext:value-type="float">
              <text:p>1155</text:p>
            </table:table-cell>
            <table:table-cell table:style-name="ce2" office:value-type="float" office:value="314.1" calcext:value-type="float">
              <text:p>314.1</text:p>
            </table:table-cell>
            <table:table-cell table:style-name="ce2" table:formula="of:=[.B3] * ([.D3] / 60)" office:value-type="float" office:value="748.605" calcext:value-type="float">
              <text:p>748.605</text:p>
            </table:table-cell>
            <table:table-cell table:style-name="ce2" table:formula="of:=[.C3] * ([.D3] / 60)" office:value-type="float" office:value="6046.425" calcext:value-type="float">
              <text:p>6046.425</text:p>
            </table:table-cell>
            <table:table-cell table:style-name="ce2" office:value-type="string" calcext:value-type="string">
              <text:p>703 m/s</text:p>
            </table:table-cell>
            <table:table-cell table:style-name="ce2" office:value-type="string" calcext:value-type="string">
              <text:p>1.93 km</text:p>
            </table:table-cell>
            <table:table-cell table:style-name="ce2" office:value-type="string" calcext:value-type="string">
              <text:p>PAC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Mass Driver</text:p>
            </table:table-cell>
            <table:table-cell table:style-name="ce14" office:value-type="float" office:value="45" calcext:value-type="float">
              <text:p>45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740.7" calcext:value-type="float">
              <text:p>740.7</text:p>
            </table:table-cell>
            <table:table-cell table:style-name="ce2" table:formula="of:=[.B4] * ([.D4] / 60)" office:value-type="float" office:value="555.525" calcext:value-type="float">
              <text:p>555.525</text:p>
            </table:table-cell>
            <table:table-cell table:style-name="ce2" table:formula="of:=[.C4] * ([.D4] / 60)" office:value-type="float" office:value="0" calcext:value-type="float">
              <text:p>0</text:p>
            </table:table-cell>
            <table:table-cell table:style-name="ce2" office:value-type="string" calcext:value-type="string">
              <text:p>739 m/s</text:p>
            </table:table-cell>
            <table:table-cell table:style-name="ce2" office:value-type="string" calcext:value-type="string">
              <text:p>1 km</text:p>
            </table:table-cell>
            <table:table-cell table:style-name="ce2" office:value-type="string" calcext:value-type="string">
              <text:p>Ignore shield, Ammo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Phased Repeater Gun</text:p>
            </table:table-cell>
            <table:table-cell table:style-name="ce14" office:value-type="float" office:value="72" calcext:value-type="float">
              <text:p>72</text:p>
            </table:table-cell>
            <table:table-cell table:style-name="ce2" office:value-type="float" office:value="680" calcext:value-type="float">
              <text:p>680</text:p>
            </table:table-cell>
            <table:table-cell table:style-name="ce2" office:value-type="float" office:value="638.3" calcext:value-type="float">
              <text:p>638.3</text:p>
            </table:table-cell>
            <table:table-cell table:style-name="ce2" table:formula="of:=[.B5] * ([.D5] / 60)" office:value-type="float" office:value="765.96" calcext:value-type="float">
              <text:p>765.96</text:p>
            </table:table-cell>
            <table:table-cell table:style-name="ce2" table:formula="of:=[.C5] * ([.D5] / 60)" office:value-type="float" office:value="7234.06666666667" calcext:value-type="float">
              <text:p>7234.06666666667</text:p>
            </table:table-cell>
            <table:table-cell table:style-name="ce2" office:value-type="string" calcext:value-type="string">
              <text:p>1,560 m/s</text:p>
            </table:table-cell>
            <table:table-cell table:style-name="ce2" office:value-type="string" calcext:value-type="string">
              <text:p>2.32 km</text:p>
            </table:table-cell>
            <table:table-cell table:style-name="ce2" office:value-type="string" calcext:value-type="string">
              <text:p>PAC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Energy Bolt Chaingun</text:p>
            </table:table-cell>
            <table:table-cell table:style-name="ce14" office:value-type="float" office:value="217" calcext:value-type="float">
              <text:p>217</text:p>
            </table:table-cell>
            <table:table-cell table:style-name="ce2" office:value-type="float" office:value="1357" calcext:value-type="float">
              <text:p>1357</text:p>
            </table:table-cell>
            <table:table-cell table:style-name="ce2" office:value-type="float" office:value="394.7" calcext:value-type="float">
              <text:p>394.7</text:p>
            </table:table-cell>
            <table:table-cell table:style-name="ce2" table:formula="of:=[.B6] * ([.D6] / 60)" office:value-type="float" office:value="1427.49833333333" calcext:value-type="float">
              <text:p>1427.49833333333</text:p>
            </table:table-cell>
            <table:table-cell table:style-name="ce2" table:formula="of:=[.C6] * ([.D6] / 60)" office:value-type="float" office:value="8926.79833333333" calcext:value-type="float">
              <text:p>8926.79833333333</text:p>
            </table:table-cell>
            <table:table-cell table:style-name="ce2" office:value-type="string" calcext:value-type="string">
              <text:p>604 m/s</text:p>
            </table:table-cell>
            <table:table-cell table:style-name="ce2" office:value-type="string" calcext:value-type="string">
              <text:p>2.81 km</text:p>
            </table:table-cell>
            <table:table-cell table:style-name="ce2" office:value-type="string" calcext:value-type="string">
              <text:p>Ammo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Fragmentation Bomb Launcher</text:p>
            </table:table-cell>
            <table:table-cell table:style-name="ce14" office:value-type="float" office:value="471" calcext:value-type="float">
              <text:p>471</text:p>
            </table:table-cell>
            <table:table-cell table:style-name="ce2" office:value-type="float" office:value="2793" calcext:value-type="float">
              <text:p>2793</text:p>
            </table:table-cell>
            <table:table-cell table:style-name="ce2" office:value-type="float" office:value="189.3" calcext:value-type="float">
              <text:p>189.3</text:p>
            </table:table-cell>
            <table:table-cell table:style-name="ce2" table:formula="of:=[.B7] * ([.D7] / 60)" office:value-type="float" office:value="1486.005" calcext:value-type="float">
              <text:p>1486.005</text:p>
            </table:table-cell>
            <table:table-cell table:style-name="ce2" table:formula="of:=[.C7] * ([.D7] / 60)" office:value-type="float" office:value="8811.915" calcext:value-type="float">
              <text:p>8811.915</text:p>
            </table:table-cell>
            <table:table-cell table:style-name="ce2" office:value-type="string" calcext:value-type="string">
              <text:p>359 m/s</text:p>
            </table:table-cell>
            <table:table-cell table:style-name="ce2" office:value-type="string" calcext:value-type="string">
              <text:p>1.97 km</text:p>
            </table:table-cell>
            <table:table-cell table:style-name="ce2" office:value-type="string" calcext:value-type="string">
              <text:p>Fragmentation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High Energy Plasma Thrower</text:p>
            </table:table-cell>
            <table:table-cell table:style-name="ce14" office:value-type="float" office:value="332" calcext:value-type="float">
              <text:p>332</text:p>
            </table:table-cell>
            <table:table-cell table:style-name="ce2" office:value-type="float" office:value="1995" calcext:value-type="float">
              <text:p>1995</text:p>
            </table:table-cell>
            <table:table-cell table:style-name="ce2" office:value-type="float" office:value="283" calcext:value-type="float">
              <text:p>283</text:p>
            </table:table-cell>
            <table:table-cell table:style-name="ce2" table:formula="of:=[.B8] * ([.D8] / 60)" office:value-type="float" office:value="1565.93333333333" calcext:value-type="float">
              <text:p>1565.93333333333</text:p>
            </table:table-cell>
            <table:table-cell table:style-name="ce2" table:formula="of:=[.C8] * ([.D8] / 60)" office:value-type="float" office:value="9409.75" calcext:value-type="float">
              <text:p>9409.75</text:p>
            </table:table-cell>
            <table:table-cell table:style-name="ce2" office:value-type="string" calcext:value-type="string">
              <text:p>431 m/s</text:p>
            </table:table-cell>
            <table:table-cell table:style-name="ce2" office:value-type="string" calcext:value-type="string">
              <text:p>2.31 km</text:p>
            </table:table-cell>
            <table:table-cell table:style-name="ce2"/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Ion Disruptor</text:p>
            </table:table-cell>
            <table:table-cell table:style-name="ce14" office:value-type="float" office:value="5" calcext:value-type="float">
              <text:p>5</text:p>
            </table:table-cell>
            <table:table-cell table:style-name="ce2" office:value-type="float" office:value="1575" calcext:value-type="float">
              <text:p>1575</text:p>
            </table:table-cell>
            <table:table-cell table:style-name="ce2" office:value-type="float" office:value="126.8" calcext:value-type="float">
              <text:p>126.8</text:p>
            </table:table-cell>
            <table:table-cell table:style-name="ce2" table:formula="of:=[.B9] * ([.D9] / 60)" office:value-type="float" office:value="10.5666666666667" calcext:value-type="float">
              <text:p>10.5666666666667</text:p>
            </table:table-cell>
            <table:table-cell table:style-name="ce2" table:formula="of:=[.C9] * ([.D9] / 60)" office:value-type="float" office:value="3328.5" calcext:value-type="float">
              <text:p>3328.5</text:p>
            </table:table-cell>
            <table:table-cell table:style-name="ce2" office:value-type="string" calcext:value-type="string">
              <text:p>2,027.3 m/s</text:p>
            </table:table-cell>
            <table:table-cell table:style-name="ce2" office:value-type="string" calcext:value-type="string">
              <text:p>0.94 km</text:p>
            </table:table-cell>
            <table:table-cell table:style-name="ce2" office:value-type="string" calcext:value-type="string">
              <text:p>Arc, Shield only, Slow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Pulsed Beam Emitter</text:p>
            </table:table-cell>
            <table:table-cell table:style-name="ce14" office:value-type="float" office:value="35" calcext:value-type="float">
              <text:p>35</text:p>
            </table:table-cell>
            <table:table-cell table:style-name="ce2" office:value-type="float" office:value="945" calcext:value-type="float">
              <text:p>945</text:p>
            </table:table-cell>
            <table:table-cell table:style-name="ce2" office:value-type="float" office:value="1153.8" calcext:value-type="float">
              <text:p>1153.8</text:p>
            </table:table-cell>
            <table:table-cell table:style-name="ce2" table:formula="of:=[.B10] * ([.D10] / 60)" office:value-type="float" office:value="673.05" calcext:value-type="float">
              <text:p>673.05</text:p>
            </table:table-cell>
            <table:table-cell table:style-name="ce2" table:formula="of:=[.C10] * ([.D10] / 60)" office:value-type="float" office:value="18172.35" calcext:value-type="float">
              <text:p>18172.35</text:p>
            </table:table-cell>
            <table:table-cell table:style-name="ce2" office:value-type="string" calcext:value-type="string">
              <text:p>6,980 m/s</text:p>
            </table:table-cell>
            <table:table-cell table:style-name="ce2" office:value-type="string" calcext:value-type="string">
              <text:p>0.98 km</text:p>
            </table:table-cell>
            <table:table-cell table:style-name="ce2"/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Plasma Burst Generator</text:p>
            </table:table-cell>
            <table:table-cell table:style-name="ce14" office:value-type="float" office:value="120" calcext:value-type="float">
              <text:p>120</text:p>
            </table:table-cell>
            <table:table-cell table:style-name="ce2" office:value-type="float" office:value="468" calcext:value-type="float">
              <text:p>468</text:p>
            </table:table-cell>
            <table:table-cell table:style-name="ce2" office:value-type="float" office:value="54.8" calcext:value-type="float">
              <text:p>54.8</text:p>
            </table:table-cell>
            <table:table-cell table:style-name="ce2" table:formula="of:=[.B11] * ([.D11] / 60)" office:value-type="float" office:value="109.6" calcext:value-type="float">
              <text:p>109.6</text:p>
            </table:table-cell>
            <table:table-cell table:style-name="ce2" table:formula="of:=[.C11] * ([.D11] / 60)" office:value-type="float" office:value="427.44" calcext:value-type="float">
              <text:p>427.44</text:p>
            </table:table-cell>
            <table:table-cell table:style-name="ce2" office:value-type="string" calcext:value-type="string">
              <text:p>375 m/s</text:p>
            </table:table-cell>
            <table:table-cell table:style-name="ce2" office:value-type="string" calcext:value-type="string">
              <text:p>0.79 km</text:p>
            </table:table-cell>
            <table:table-cell table:style-name="ce2" office:value-type="string" calcext:value-type="string">
              <text:p>Splash, DoT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Electro Magnetic Plasma Cannon</text:p>
            </table:table-cell>
            <table:table-cell table:style-name="ce14" office:value-type="float" office:value="800" calcext:value-type="float">
              <text:p>800</text:p>
            </table:table-cell>
            <table:table-cell table:style-name="ce2" office:value-type="float" office:value="2000" calcext:value-type="float">
              <text:p>2000</text:p>
            </table:table-cell>
            <table:table-cell table:style-name="ce2" office:value-type="float" office:value="157.1" calcext:value-type="float">
              <text:p>157.1</text:p>
            </table:table-cell>
            <table:table-cell table:style-name="ce2" table:formula="of:=[.B12] * ([.D12] / 60)" office:value-type="float" office:value="2094.66666666667" calcext:value-type="float">
              <text:p>2094.66666666667</text:p>
            </table:table-cell>
            <table:table-cell table:style-name="ce2" table:formula="of:=[.C12] * ([.D12] / 60)" office:value-type="float" office:value="5236.66666666667" calcext:value-type="float">
              <text:p>5236.66666666667</text:p>
            </table:table-cell>
            <table:table-cell table:style-name="ce2" office:value-type="string" calcext:value-type="string">
              <text:p>588 m/s</text:p>
            </table:table-cell>
            <table:table-cell table:style-name="ce2" office:value-type="string" calcext:value-type="string">
              <text:p>2 km</text:p>
            </table:table-cell>
            <table:table-cell table:style-name="ce2" office:value-type="string" calcext:value-type="string">
              <text:p>DoT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Concussion Impulse Generator</text:p>
            </table:table-cell>
            <table:table-cell table:style-name="ce14" office:value-type="float" office:value="2615" calcext:value-type="float">
              <text:p>2615</text:p>
            </table:table-cell>
            <table:table-cell table:style-name="ce2" office:value-type="float" office:value="7845" calcext:value-type="float">
              <text:p>7845</text:p>
            </table:table-cell>
            <table:table-cell table:style-name="ce2" office:value-type="float" office:value="75" calcext:value-type="float">
              <text:p>75</text:p>
            </table:table-cell>
            <table:table-cell table:style-name="ce2" table:formula="of:=[.B13] * ([.D13] / 60)" office:value-type="float" office:value="3268.75" calcext:value-type="float">
              <text:p>3268.75</text:p>
            </table:table-cell>
            <table:table-cell table:style-name="ce2" table:formula="of:=[.C13] * ([.D13] / 60)" office:value-type="float" office:value="9806.25" calcext:value-type="float">
              <text:p>9806.25</text:p>
            </table:table-cell>
            <table:table-cell table:style-name="ce2" office:value-type="string" calcext:value-type="string">
              <text:p>420 m/s</text:p>
            </table:table-cell>
            <table:table-cell table:style-name="ce2" office:value-type="string" calcext:value-type="string">
              <text:p>3.47 km</text:p>
            </table:table-cell>
            <table:table-cell table:style-name="ce2"/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Ion Pulse Generator</text:p>
            </table:table-cell>
            <table:table-cell table:style-name="ce14" office:value-type="float" office:value="523" calcext:value-type="float">
              <text:p>523</text:p>
            </table:table-cell>
            <table:table-cell table:style-name="ce2" office:value-type="float" office:value="12563" calcext:value-type="float">
              <text:p>12563</text:p>
            </table:table-cell>
            <table:table-cell table:style-name="ce2" office:value-type="float" office:value="62.5" calcext:value-type="float">
              <text:p>62.5</text:p>
            </table:table-cell>
            <table:table-cell table:style-name="ce2" table:formula="of:=[.B14] * ([.D14] / 60)" office:value-type="float" office:value="544.791666666667" calcext:value-type="float">
              <text:p>544.791666666667</text:p>
            </table:table-cell>
            <table:table-cell table:style-name="ce2" table:formula="of:=[.C14] * ([.D14] / 60)" office:value-type="float" office:value="13086.4583333333" calcext:value-type="float">
              <text:p>13086.4583333333</text:p>
            </table:table-cell>
            <table:table-cell table:style-name="ce2" office:value-type="string" calcext:value-type="string">
              <text:p>347 m/s</text:p>
            </table:table-cell>
            <table:table-cell table:style-name="ce2" office:value-type="string" calcext:value-type="string">
              <text:p>3.89 km</text:p>
            </table:table-cell>
            <table:table-cell table:style-name="ce2" office:value-type="string" calcext:value-type="string">
              <text:p>Slow, Fragmentation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Ion Shard Railgun</text:p>
            </table:table-cell>
            <table:table-cell table:style-name="ce14" office:value-type="float" office:value="962" calcext:value-type="float">
              <text:p>962</text:p>
            </table:table-cell>
            <table:table-cell table:style-name="ce2" office:value-type="float" office:value="2671" calcext:value-type="float">
              <text:p>2671</text:p>
            </table:table-cell>
            <table:table-cell table:style-name="ce2" office:value-type="float" office:value="230.8" calcext:value-type="float">
              <text:p>230.8</text:p>
            </table:table-cell>
            <table:table-cell table:style-name="ce2" table:formula="of:=[.B15] * ([.D15] / 60)" office:value-type="float" office:value="3700.49333333333" calcext:value-type="float">
              <text:p>3700.49333333333</text:p>
            </table:table-cell>
            <table:table-cell table:style-name="ce2" table:formula="of:=[.C15] * ([.D15] / 60)" office:value-type="float" office:value="10274.4466666667" calcext:value-type="float">
              <text:p>10274.4466666667</text:p>
            </table:table-cell>
            <table:table-cell table:style-name="ce2" office:value-type="string" calcext:value-type="string">
              <text:p>498 m/s</text:p>
            </table:table-cell>
            <table:table-cell table:style-name="ce2" office:value-type="string" calcext:value-type="string">
              <text:p>3.34 km</text:p>
            </table:table-cell>
            <table:table-cell table:style-name="ce2" office:value-type="string" calcext:value-type="string">
              <text:p>Drain wep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Matter/Anti-Matter Launcher</text:p>
            </table:table-cell>
            <table:table-cell table:style-name="ce14" office:value-type="float" office:value="3095" calcext:value-type="float">
              <text:p>3095</text:p>
            </table:table-cell>
            <table:table-cell table:style-name="ce5" office:value-type="float" office:value="8350" calcext:value-type="float">
              <text:p>8,350</text:p>
            </table:table-cell>
            <table:table-cell table:style-name="ce2" office:value-type="float" office:value="72" calcext:value-type="float">
              <text:p>72</text:p>
            </table:table-cell>
            <table:table-cell table:style-name="ce2" table:formula="of:=[.B16] * ([.D16] / 60)" office:value-type="float" office:value="3714" calcext:value-type="float">
              <text:p>3714</text:p>
            </table:table-cell>
            <table:table-cell table:style-name="ce2" table:formula="of:=[.C16] * ([.D16] / 60)" office:value-type="float" office:value="10020" calcext:value-type="float">
              <text:p>10020</text:p>
            </table:table-cell>
            <table:table-cell table:style-name="ce2" office:value-type="string" calcext:value-type="string">
              <text:p>445 m/s</text:p>
            </table:table-cell>
            <table:table-cell table:style-name="ce2" office:value-type="string" calcext:value-type="string">
              <text:p>3.63 km</text:p>
            </table:table-cell>
            <table:table-cell table:style-name="ce2" office:value-type="string" calcext:value-type="string">
              <text:p>Ammo, Flak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Flak Artillery Array</text:p>
            </table:table-cell>
            <table:table-cell table:style-name="ce15" office:value-type="float" office:value="2093" calcext:value-type="float">
              <text:p>2,093</text:p>
            </table:table-cell>
            <table:table-cell table:style-name="ce5" office:value-type="float" office:value="13860" calcext:value-type="float">
              <text:p>13,860</text:p>
            </table:table-cell>
            <table:table-cell table:style-name="ce2" office:value-type="float" office:value="55.6" calcext:value-type="float">
              <text:p>55.6</text:p>
            </table:table-cell>
            <table:table-cell table:style-name="ce2" table:formula="of:=[.B17] * ([.D17] / 60)" office:value-type="float" office:value="1939.51333333333" calcext:value-type="float">
              <text:p>1939.51333333333</text:p>
            </table:table-cell>
            <table:table-cell table:style-name="ce2" table:formula="of:=[.C17] * ([.D17] / 60)" office:value-type="float" office:value="12843.6" calcext:value-type="float">
              <text:p>12843.6</text:p>
            </table:table-cell>
            <table:table-cell table:style-name="ce2" office:value-type="string" calcext:value-type="string">
              <text:p>7,051 m/s</text:p>
            </table:table-cell>
            <table:table-cell table:style-name="ce2" office:value-type="string" calcext:value-type="string">
              <text:p>2.12 km</text:p>
            </table:table-cell>
            <table:table-cell table:style-name="ce2" office:value-type="string" calcext:value-type="string">
              <text:p>Flak, Charged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Cluster Flak Array</text:p>
            </table:table-cell>
            <table:table-cell table:style-name="ce15" office:value-type="float" office:value="1758" calcext:value-type="float">
              <text:p>1,758</text:p>
            </table:table-cell>
            <table:table-cell table:style-name="ce5" office:value-type="float" office:value="11781" calcext:value-type="float">
              <text:p>11,781</text:p>
            </table:table-cell>
            <table:table-cell table:style-name="ce2" office:value-type="float" office:value="61.5" calcext:value-type="float">
              <text:p>61.5</text:p>
            </table:table-cell>
            <table:table-cell table:style-name="ce2" table:formula="of:=[.B18] * ([.D18] / 60)" office:value-type="float" office:value="1801.95" calcext:value-type="float">
              <text:p>1801.95</text:p>
            </table:table-cell>
            <table:table-cell table:style-name="ce2" table:formula="of:=[.C18] * ([.D18] / 60)" office:value-type="float" office:value="12075.525" calcext:value-type="float">
              <text:p>12075.525</text:p>
            </table:table-cell>
            <table:table-cell table:style-name="ce2" office:value-type="string" calcext:value-type="string">
              <text:p>2,200 m/s</text:p>
            </table:table-cell>
            <table:table-cell table:style-name="ce2" office:value-type="string" calcext:value-type="string">
              <text:p>1.98 km</text:p>
            </table:table-cell>
            <table:table-cell table:style-name="ce2" office:value-type="string" calcext:value-type="string">
              <text:p>Fragmentation, Charged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Phased Array Laser Cannon</text:p>
            </table:table-cell>
            <table:table-cell table:style-name="ce15" office:value-type="float" office:value="2970" calcext:value-type="float">
              <text:p>2,970</text:p>
            </table:table-cell>
            <table:table-cell table:style-name="ce5" office:value-type="float" office:value="3969" calcext:value-type="float">
              <text:p>3,969</text:p>
            </table:table-cell>
            <table:table-cell table:style-name="ce2" office:value-type="float" office:value="142.9" calcext:value-type="float">
              <text:p>142.9</text:p>
            </table:table-cell>
            <table:table-cell table:style-name="ce2" table:formula="of:=[.B19] * ([.D19] / 60)" office:value-type="float" office:value="7073.55" calcext:value-type="float">
              <text:p>7073.55</text:p>
            </table:table-cell>
            <table:table-cell table:style-name="ce2" table:formula="of:=[.C19] * ([.D19] / 60)" office:value-type="float" office:value="9452.835" calcext:value-type="float">
              <text:p>9452.835</text:p>
            </table:table-cell>
            <table:table-cell table:style-name="ce2" office:value-type="string" calcext:value-type="string">
              <text:p>2,561 m/s</text:p>
            </table:table-cell>
            <table:table-cell table:style-name="ce2" office:value-type="string" calcext:value-type="string">
              <text:p>6.38 km</text:p>
            </table:table-cell>
            <table:table-cell table:style-name="ce2" office:value-type="string" calcext:value-type="string">
              <text:p>Beam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Phased Shockwave Generator</text:p>
            </table:table-cell>
            <table:table-cell table:style-name="ce14" office:value-type="float" office:value="106" calcext:value-type="float">
              <text:p>106</text:p>
            </table:table-cell>
            <table:table-cell table:style-name="ce5" office:value-type="float" office:value="1996" calcext:value-type="float">
              <text:p>1,996</text:p>
            </table:table-cell>
            <table:table-cell table:style-name="ce2" office:value-type="float" office:value="76" calcext:value-type="float">
              <text:p>76</text:p>
            </table:table-cell>
            <table:table-cell table:style-name="ce2" table:formula="of:=[.B20] * ([.D20] / 60)" office:value-type="float" office:value="134.266666666667" calcext:value-type="float">
              <text:p>134.266666666667</text:p>
            </table:table-cell>
            <table:table-cell table:style-name="ce2" table:formula="of:=[.C20] * ([.D20] / 60)" office:value-type="float" office:value="2528.26666666667" calcext:value-type="float">
              <text:p>2528.26666666667</text:p>
            </table:table-cell>
            <table:table-cell table:style-name="ce2" office:value-type="string" calcext:value-type="string">
              <text:p>254 m/s</text:p>
            </table:table-cell>
            <table:table-cell table:style-name="ce2" office:value-type="string" calcext:value-type="string">
              <text:p>1.44 km</text:p>
            </table:table-cell>
            <table:table-cell table:style-name="ce2" office:value-type="string" calcext:value-type="string">
              <text:p>Splash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Starburst Shockwave Cannon</text:p>
            </table:table-cell>
            <table:table-cell table:style-name="ce15" office:value-type="float" office:value="3374" calcext:value-type="float">
              <text:p>3,374</text:p>
            </table:table-cell>
            <table:table-cell table:style-name="ce5" office:value-type="float" office:value="20785" calcext:value-type="float">
              <text:p>20,785</text:p>
            </table:table-cell>
            <table:table-cell table:style-name="ce2" office:value-type="float" office:value="38" calcext:value-type="float">
              <text:p>38</text:p>
            </table:table-cell>
            <table:table-cell table:style-name="ce2" table:formula="of:=[.B21] * ([.D21] / 60)" office:value-type="float" office:value="2136.86666666667" calcext:value-type="float">
              <text:p>2136.86666666667</text:p>
            </table:table-cell>
            <table:table-cell table:style-name="ce2" table:formula="of:=[.C21] * ([.D21] / 60)" office:value-type="float" office:value="13163.8333333333" calcext:value-type="float">
              <text:p>13163.8333333333</text:p>
            </table:table-cell>
            <table:table-cell table:style-name="ce2" office:value-type="string" calcext:value-type="string">
              <text:p>2,000 m/s</text:p>
            </table:table-cell>
            <table:table-cell table:style-name="ce2" office:value-type="string" calcext:value-type="string">
              <text:p>2 km</text:p>
            </table:table-cell>
            <table:table-cell table:style-name="ce2"/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Photon Pulse Cannon</text:p>
            </table:table-cell>
            <table:table-cell table:style-name="ce15" office:value-type="float" office:value="11340" calcext:value-type="float">
              <text:p>11,340</text:p>
            </table:table-cell>
            <table:table-cell table:style-name="ce5" office:value-type="float" office:value="63778" calcext:value-type="float">
              <text:p>63,778</text:p>
            </table:table-cell>
            <table:table-cell table:style-name="ce2" office:value-type="float" office:value="43.8" calcext:value-type="float">
              <text:p>43.8</text:p>
            </table:table-cell>
            <table:table-cell table:style-name="ce2" table:formula="of:=[.B22] * ([.D22] / 60)" office:value-type="float" office:value="8278.2" calcext:value-type="float">
              <text:p>8278.2</text:p>
            </table:table-cell>
            <table:table-cell table:style-name="ce2" table:formula="of:=[.C22] * ([.D22] / 60)" office:value-type="float" office:value="46557.94" calcext:value-type="float">
              <text:p>46557.94</text:p>
            </table:table-cell>
            <table:table-cell table:style-name="ce2" office:value-type="string" calcext:value-type="string">
              <text:p>333 m/s</text:p>
            </table:table-cell>
            <table:table-cell table:style-name="ce2" office:value-type="string" calcext:value-type="string">
              <text:p>6.62 km</text:p>
            </table:table-cell>
            <table:table-cell table:style-name="ce2" office:value-type="string" calcext:value-type="string">
              <text:p>Charged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Ion Cannon</text:p>
            </table:table-cell>
            <table:table-cell table:style-name="ce15" office:value-type="float" office:value="6840" calcext:value-type="float">
              <text:p>6,840</text:p>
            </table:table-cell>
            <table:table-cell table:style-name="ce5" office:value-type="float" office:value="119148" calcext:value-type="float">
              <text:p>119,148</text:p>
            </table:table-cell>
            <table:table-cell table:style-name="ce2" office:value-type="float" office:value="33.3" calcext:value-type="float">
              <text:p>33.3</text:p>
            </table:table-cell>
            <table:table-cell table:style-name="ce2" table:formula="of:=[.B23] * ([.D23] / 60)" office:value-type="float" office:value="3796.2" calcext:value-type="float">
              <text:p>3796.2</text:p>
            </table:table-cell>
            <table:table-cell table:style-name="ce2" table:formula="of:=[.C23] * ([.D23] / 60)" office:value-type="float" office:value="66127.14" calcext:value-type="float">
              <text:p>66127.14</text:p>
            </table:table-cell>
            <table:table-cell table:style-name="ce2" office:value-type="string" calcext:value-type="string">
              <text:p>387 m/s</text:p>
            </table:table-cell>
            <table:table-cell table:style-name="ce2" office:value-type="string" calcext:value-type="string">
              <text:p>5.13 km</text:p>
            </table:table-cell>
            <table:table-cell table:style-name="ce2" office:value-type="string" calcext:value-type="string">
              <text:p>Slow, Drain wep, Charged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Gauss Cannon</text:p>
            </table:table-cell>
            <table:table-cell table:style-name="ce15" office:value-type="float" office:value="12130" calcext:value-type="float">
              <text:p>12,130</text:p>
            </table:table-cell>
            <table:table-cell table:style-name="ce5" office:value-type="float" office:value="28540" calcext:value-type="float">
              <text:p>28,540</text:p>
            </table:table-cell>
            <table:table-cell table:style-name="ce2" office:value-type="float" office:value="88.8" calcext:value-type="float">
              <text:p>88.8</text:p>
            </table:table-cell>
            <table:table-cell table:style-name="ce2" table:formula="of:=[.B24] * ([.D24] / 60)" office:value-type="float" office:value="17952.4" calcext:value-type="float">
              <text:p>17952.4</text:p>
            </table:table-cell>
            <table:table-cell table:style-name="ce2" table:formula="of:=[.C24] * ([.D24] / 60)" office:value-type="float" office:value="42239.2" calcext:value-type="float">
              <text:p>42239.2</text:p>
            </table:table-cell>
            <table:table-cell table:style-name="ce2" office:value-type="string" calcext:value-type="string">
              <text:p>353 m/s</text:p>
            </table:table-cell>
            <table:table-cell table:style-name="ce2" office:value-type="string" calcext:value-type="string">
              <text:p>4.79 km</text:p>
            </table:table-cell>
            <table:table-cell table:style-name="ce2" office:value-type="string" calcext:value-type="string">
              <text:p>Ammo,</text:p>
            </table:table-cell>
            <table:table-cell table:style-name="ce8"/>
            <table:table-cell table:style-name="ce7" table:number-columns-repeated="16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Incendiary Bomb Launcher</text:p>
            </table:table-cell>
            <table:table-cell table:style-name="ce15" office:value-type="float" office:value="9000" calcext:value-type="float">
              <text:p>9,000</text:p>
            </table:table-cell>
            <table:table-cell table:style-name="ce5" office:value-type="float" office:value="50860" calcext:value-type="float">
              <text:p>50,860</text:p>
            </table:table-cell>
            <table:table-cell table:style-name="ce2" office:value-type="float" office:value="54.5" calcext:value-type="float">
              <text:p>54.5</text:p>
            </table:table-cell>
            <table:table-cell table:style-name="ce2" table:formula="of:=[.B25] * ([.D25] / 60)" office:value-type="float" office:value="8175" calcext:value-type="float">
              <text:p>8175</text:p>
            </table:table-cell>
            <table:table-cell table:style-name="ce2" table:formula="of:=[.C25] * ([.D25] / 60)" office:value-type="float" office:value="46197.8333333333" calcext:value-type="float">
              <text:p>46197.8333333333</text:p>
            </table:table-cell>
            <table:table-cell table:style-name="ce2" office:value-type="string" calcext:value-type="string">
              <text:p>312 m/s</text:p>
            </table:table-cell>
            <table:table-cell table:style-name="ce2" office:value-type="string" calcext:value-type="string">
              <text:p>5.15 km</text:p>
            </table:table-cell>
            <table:table-cell table:style-name="ce2" office:value-type="string" calcext:value-type="string">
              <text:p>DoT, Charged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Point Singularity Projector</text:p>
            </table:table-cell>
            <table:table-cell table:style-name="ce15" office:value-type="float" office:value="95812" calcext:value-type="float">
              <text:p>95,812</text:p>
            </table:table-cell>
            <table:table-cell table:style-name="ce5" office:value-type="float" office:value="252310" calcext:value-type="float">
              <text:p>252,310</text:p>
            </table:table-cell>
            <table:table-cell table:style-name="ce2" office:value-type="float" office:value="6" calcext:value-type="float">
              <text:p>6</text:p>
            </table:table-cell>
            <table:table-cell table:style-name="ce2" table:formula="of:=[.B26] * ([.D26] / 60)" office:value-type="float" office:value="9581.2" calcext:value-type="float">
              <text:p>9581.2</text:p>
            </table:table-cell>
            <table:table-cell table:style-name="ce2" table:formula="of:=[.C26] * ([.D26] / 60)" office:value-type="float" office:value="25231" calcext:value-type="float">
              <text:p>25231</text:p>
            </table:table-cell>
            <table:table-cell table:style-name="ce2" office:value-type="string" calcext:value-type="string">
              <text:p>321 m/s</text:p>
            </table:table-cell>
            <table:table-cell table:style-name="ce2" office:value-type="string" calcext:value-type="string">
              <text:p>6.42 km</text:p>
            </table:table-cell>
            <table:table-cell table:style-name="ce2" office:value-type="string" calcext:value-type="string">
              <text:p>Flak, Charged,</text:p>
            </table:table-cell>
            <table:table-cell table:style-name="ce7"/>
            <table:table-cell table:style-name="ce8"/>
            <table:table-cell table:style-name="ce7" table:number-columns-repeated="15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Plasma Beam Cannon</text:p>
            </table:table-cell>
            <table:table-cell table:style-name="ce15" office:value-type="float" office:value="6500" calcext:value-type="float">
              <text:p>6,500</text:p>
            </table:table-cell>
            <table:table-cell table:style-name="ce5" office:value-type="float" office:value="14280" calcext:value-type="float">
              <text:p>14,280</text:p>
            </table:table-cell>
            <table:table-cell table:style-name="ce2" office:value-type="float" office:value="100" calcext:value-type="float">
              <text:p>100</text:p>
            </table:table-cell>
            <table:table-cell table:style-name="ce2" table:formula="of:=[.B27] * ([.D27] / 60)" office:value-type="float" office:value="10833.3333333333" calcext:value-type="float">
              <text:p>10833.3333333333</text:p>
            </table:table-cell>
            <table:table-cell table:style-name="ce2" table:formula="of:=[.C27] * ([.D27] / 60)" office:value-type="float" office:value="23800" calcext:value-type="float">
              <text:p>23800</text:p>
            </table:table-cell>
            <table:table-cell table:style-name="ce2" office:value-type="string" calcext:value-type="string">
              <text:p>10,644 m/s</text:p>
            </table:table-cell>
            <table:table-cell table:style-name="ce2" office:value-type="string" calcext:value-type="string">
              <text:p>5.85 km</text:p>
            </table:table-cell>
            <table:table-cell table:style-name="ce2" office:value-type="string" calcext:value-type="string">
              <text:p>Beam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Tri-Beam Cannon</text:p>
            </table:table-cell>
            <table:table-cell table:style-name="ce15" office:value-type="float" office:value="5321" calcext:value-type="float">
              <text:p>5,321</text:p>
            </table:table-cell>
            <table:table-cell table:style-name="ce5" office:value-type="float" office:value="7532" calcext:value-type="float">
              <text:p>7,532</text:p>
            </table:table-cell>
            <table:table-cell table:style-name="ce2" office:value-type="float" office:value="88.9" calcext:value-type="float">
              <text:p>88.9</text:p>
            </table:table-cell>
            <table:table-cell table:style-name="ce2" table:formula="of:=[.B28] * ([.D28] / 60)" office:value-type="float" office:value="7883.94833333333" calcext:value-type="float">
              <text:p>7883.94833333333</text:p>
            </table:table-cell>
            <table:table-cell table:style-name="ce2" table:formula="of:=[.C28] * ([.D28] / 60)" office:value-type="float" office:value="11159.9133333333" calcext:value-type="float">
              <text:p>11159.9133333333</text:p>
            </table:table-cell>
            <table:table-cell table:style-name="ce2" office:value-type="string" calcext:value-type="string">
              <text:p>5,630 m/s</text:p>
            </table:table-cell>
            <table:table-cell table:style-name="ce2" office:value-type="string" calcext:value-type="string">
              <text:p>6.19 km</text:p>
            </table:table-cell>
            <table:table-cell table:style-name="ce2" office:value-type="string" calcext:value-type="string">
              <text:p>Beam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Fusion Beam Cannon</text:p>
            </table:table-cell>
            <table:table-cell table:style-name="ce15" office:value-type="float" office:value="5400" calcext:value-type="float">
              <text:p>5,400</text:p>
            </table:table-cell>
            <table:table-cell table:style-name="ce5" office:value-type="float" office:value="3780" calcext:value-type="float">
              <text:p>3,780</text:p>
            </table:table-cell>
            <table:table-cell table:style-name="ce2" office:value-type="float" office:value="142.9" calcext:value-type="float">
              <text:p>142.9</text:p>
            </table:table-cell>
            <table:table-cell table:style-name="ce2" table:formula="of:=[.B29] * ([.D29] / 60)" office:value-type="float" office:value="12861" calcext:value-type="float">
              <text:p>12861</text:p>
            </table:table-cell>
            <table:table-cell table:style-name="ce2" table:formula="of:=[.C29] * ([.D29] / 60)" office:value-type="float" office:value="9002.7" calcext:value-type="float">
              <text:p>9002.7</text:p>
            </table:table-cell>
            <table:table-cell table:style-name="ce2" office:value-type="string" calcext:value-type="string">
              <text:p>2,660.8 m/s</text:p>
            </table:table-cell>
            <table:table-cell table:style-name="ce2" office:value-type="string" calcext:value-type="string">
              <text:p>6.63 km</text:p>
            </table:table-cell>
            <table:table-cell table:style-name="ce2" office:value-type="string" calcext:value-type="string">
              <text:p>Beam, DoT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Mobile Drilling System</text:p>
            </table:table-cell>
            <table:table-cell table:style-name="ce15" office:value-type="float" office:value="6500" calcext:value-type="float">
              <text:p>6,500</text:p>
            </table:table-cell>
            <table:table-cell table:style-name="ce5" office:value-type="float" office:value="2362" calcext:value-type="float">
              <text:p>2,362</text:p>
            </table:table-cell>
            <table:table-cell table:style-name="ce2" office:value-type="float" office:value="3" calcext:value-type="float">
              <text:p>3</text:p>
            </table:table-cell>
            <table:table-cell table:style-name="ce2" table:formula="of:=[.B30] * ([.D30] / 60)" office:value-type="float" office:value="325" calcext:value-type="float">
              <text:p>325</text:p>
            </table:table-cell>
            <table:table-cell table:style-name="ce2" table:formula="of:=[.C30] * ([.D30] / 60)" office:value-type="float" office:value="118.1" calcext:value-type="float">
              <text:p>118.1</text:p>
            </table:table-cell>
            <table:table-cell table:style-name="ce2" office:value-type="string" calcext:value-type="string">
              <text:p>84 m/s</text:p>
            </table:table-cell>
            <table:table-cell table:style-name="ce2" office:value-type="string" calcext:value-type="string">
              <text:p>4.83 km</text:p>
            </table:table-cell>
            <table:table-cell table:style-name="ce2"/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Alpha Kyon Emitter</text:p>
            </table:table-cell>
            <table:table-cell table:style-name="ce14" office:value-type="float" office:value="350" calcext:value-type="float">
              <text:p>350</text:p>
            </table:table-cell>
            <table:table-cell table:style-name="ce2" office:value-type="float" office:value="700" calcext:value-type="float">
              <text:p>700</text:p>
            </table:table-cell>
            <table:table-cell table:style-name="ce2" office:value-type="float" office:value="200" calcext:value-type="float">
              <text:p>200</text:p>
            </table:table-cell>
            <table:table-cell table:style-name="ce2" table:formula="of:=[.B31] * ([.D31] / 60)" office:value-type="float" office:value="1166.66666666667" calcext:value-type="float">
              <text:p>1166.66666666667</text:p>
            </table:table-cell>
            <table:table-cell table:style-name="ce2" table:formula="of:=[.C31] * ([.D31] / 60)" office:value-type="float" office:value="2333.33333333333" calcext:value-type="float">
              <text:p>2333.33333333333</text:p>
            </table:table-cell>
            <table:table-cell table:style-name="ce2" office:value-type="string" calcext:value-type="string">
              <text:p>5,994 m/s</text:p>
            </table:table-cell>
            <table:table-cell table:style-name="ce2" office:value-type="string" calcext:value-type="string">
              <text:p>1.8 km</text:p>
            </table:table-cell>
            <table:table-cell table:style-name="ce2" office:value-type="string" calcext:value-type="string">
              <text:p>Beam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Beta Kyon Emitter</text:p>
            </table:table-cell>
            <table:table-cell table:style-name="ce15" office:value-type="float" office:value="1500" calcext:value-type="float">
              <text:p>1,500</text:p>
            </table:table-cell>
            <table:table-cell table:style-name="ce5" office:value-type="float" office:value="2500" calcext:value-type="float">
              <text:p>2,500</text:p>
            </table:table-cell>
            <table:table-cell table:style-name="ce2" office:value-type="float" office:value="120" calcext:value-type="float">
              <text:p>120</text:p>
            </table:table-cell>
            <table:table-cell table:style-name="ce2" table:formula="of:=[.B32] * ([.D32] / 60)" office:value-type="float" office:value="3000" calcext:value-type="float">
              <text:p>3000</text:p>
            </table:table-cell>
            <table:table-cell table:style-name="ce2" table:formula="of:=[.C32] * ([.D32] / 60)" office:value-type="float" office:value="5000" calcext:value-type="float">
              <text:p>5000</text:p>
            </table:table-cell>
            <table:table-cell table:style-name="ce2" office:value-type="string" calcext:value-type="string">
              <text:p>9,765.8 m/s</text:p>
            </table:table-cell>
            <table:table-cell table:style-name="ce2" office:value-type="string" calcext:value-type="string">
              <text:p>3.42 km</text:p>
            </table:table-cell>
            <table:table-cell table:style-name="ce2" office:value-type="string" calcext:value-type="string">
              <text:p>Beam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Gamma Kyon Emitter</text:p>
            </table:table-cell>
            <table:table-cell table:style-name="ce15" office:value-type="float" office:value="4500" calcext:value-type="float">
              <text:p>4,500</text:p>
            </table:table-cell>
            <table:table-cell table:style-name="ce5" office:value-type="float" office:value="7500" calcext:value-type="float">
              <text:p>7,500</text:p>
            </table:table-cell>
            <table:table-cell table:style-name="ce2" office:value-type="float" office:value="85.7" calcext:value-type="float">
              <text:p>85.7</text:p>
            </table:table-cell>
            <table:table-cell table:style-name="ce2" table:formula="of:=[.B33] * ([.D33] / 60)" office:value-type="float" office:value="6427.5" calcext:value-type="float">
              <text:p>6427.5</text:p>
            </table:table-cell>
            <table:table-cell table:style-name="ce2" table:formula="of:=[.C33] * ([.D33] / 60)" office:value-type="float" office:value="10712.5" calcext:value-type="float">
              <text:p>10712.5</text:p>
            </table:table-cell>
            <table:table-cell table:style-name="ce2" office:value-type="string" calcext:value-type="string">
              <text:p>12,143 m/s</text:p>
            </table:table-cell>
            <table:table-cell table:style-name="ce2" office:value-type="string" calcext:value-type="string">
              <text:p>4.86 km</text:p>
            </table:table-cell>
            <table:table-cell table:style-name="ce2" office:value-type="string" calcext:value-type="string">
              <text:p>Beam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Experimental Electro-Magnetic Plasma Cannon</text:p>
            </table:table-cell>
            <table:table-cell table:style-name="ce14" office:value-type="float" office:value="800" calcext:value-type="float">
              <text:p>800</text:p>
            </table:table-cell>
            <table:table-cell table:style-name="ce5" office:value-type="float" office:value="2000" calcext:value-type="float">
              <text:p>2,000</text:p>
            </table:table-cell>
            <table:table-cell table:style-name="ce2" office:value-type="float" office:value="140.8" calcext:value-type="float">
              <text:p>140.8</text:p>
            </table:table-cell>
            <table:table-cell table:style-name="ce2" table:formula="of:=[.B34] * ([.D34] / 60)" office:value-type="float" office:value="1877.33333333333" calcext:value-type="float">
              <text:p>1877.33333333333</text:p>
            </table:table-cell>
            <table:table-cell table:style-name="ce2" table:formula="of:=[.C34] * ([.D34] / 60)" office:value-type="float" office:value="4693.33333333333" calcext:value-type="float">
              <text:p>4693.33333333333</text:p>
            </table:table-cell>
            <table:table-cell table:style-name="ce2" office:value-type="string" calcext:value-type="string">
              <text:p>588 m/s</text:p>
            </table:table-cell>
            <table:table-cell table:style-name="ce2" office:value-type="string" calcext:value-type="string">
              <text:p>2 km</text:p>
            </table:table-cell>
            <table:table-cell table:style-name="ce2" office:value-type="string" calcext:value-type="string">
              <text:p>DoT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Prototype Matter/Anti-Matter Launcher</text:p>
            </table:table-cell>
            <table:table-cell table:style-name="ce15" office:value-type="float" office:value="3095" calcext:value-type="float">
              <text:p>3,095</text:p>
            </table:table-cell>
            <table:table-cell table:style-name="ce5" office:value-type="float" office:value="8350" calcext:value-type="float">
              <text:p>8,350</text:p>
            </table:table-cell>
            <table:table-cell table:style-name="ce2" office:value-type="float" office:value="64" calcext:value-type="float">
              <text:p>64</text:p>
            </table:table-cell>
            <table:table-cell table:style-name="ce2" table:formula="of:=[.B35] * ([.D35] / 60)" office:value-type="float" office:value="3301.33333333333" calcext:value-type="float">
              <text:p>3301.33333333333</text:p>
            </table:table-cell>
            <table:table-cell table:style-name="ce2" table:formula="of:=[.C35] * ([.D35] / 60)" office:value-type="float" office:value="8906.66666666667" calcext:value-type="float">
              <text:p>8906.66666666667</text:p>
            </table:table-cell>
            <table:table-cell table:style-name="ce2" office:value-type="string" calcext:value-type="string">
              <text:p>445 m/s</text:p>
            </table:table-cell>
            <table:table-cell table:style-name="ce2" office:value-type="string" calcext:value-type="string">
              <text:p>3.63 km</text:p>
            </table:table-cell>
            <table:table-cell table:style-name="ce2" office:value-type="string" calcext:value-type="string">
              <text:p>Ammo, Flak,</text:p>
            </table:table-cell>
            <table:table-cell table:style-name="ce7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Prototype Starburst Shockwave Cannon</text:p>
            </table:table-cell>
            <table:table-cell table:style-name="ce15" office:value-type="float" office:value="3374" calcext:value-type="float">
              <text:p>3,374</text:p>
            </table:table-cell>
            <table:table-cell table:style-name="ce5" office:value-type="float" office:value="20785" calcext:value-type="float">
              <text:p>20,785</text:p>
            </table:table-cell>
            <table:table-cell table:style-name="ce2" office:value-type="float" office:value="34" calcext:value-type="float">
              <text:p>34</text:p>
            </table:table-cell>
            <table:table-cell table:style-name="ce2" table:formula="of:=[.B36] * ([.D36] / 60)" office:value-type="float" office:value="1911.93333333333" calcext:value-type="float">
              <text:p>1911.93333333333</text:p>
            </table:table-cell>
            <table:table-cell table:style-name="ce2" table:formula="of:=[.C36] * ([.D36] / 60)" office:value-type="float" office:value="11778.1666666667" calcext:value-type="float">
              <text:p>11778.1666666667</text:p>
            </table:table-cell>
            <table:table-cell table:style-name="ce2" office:value-type="string" calcext:value-type="string">
              <text:p>2,000 m/s</text:p>
            </table:table-cell>
            <table:table-cell table:style-name="ce2" office:value-type="string" calcext:value-type="string">
              <text:p>2 km</text:p>
            </table:table-cell>
            <table:table-cell table:style-name="ce2"/>
            <table:table-cell table:style-name="ce7" table:number-columns-repeated="17"/>
            <table:table-cell table:number-columns-repeated="16358"/>
          </table:table-row>
        </table:table-row-group>
        <table:table-row table:style-name="ro3">
          <table:table-cell table:style-name="ce3" office:value-type="string" calcext:value-type="string">
            <text:p>Light Autocannon</text:p>
          </table:table-cell>
          <table:table-cell table:style-name="ce16"/>
          <table:table-cell table:style-name="ce6" table:number-columns-repeated="2"/>
          <table:table-cell table:style-name="ce6" table:formula="of:=[.B37] * ([.D37] / 60)" office:value-type="float" office:value="0" calcext:value-type="float">
            <text:p>0</text:p>
          </table:table-cell>
          <table:table-cell table:style-name="ce6" table:formula="of:=[.C37] * ([.D37] / 60)" office:value-type="float" office:value="0" calcext:value-type="float">
            <text:p>0</text:p>
          </table:table-cell>
          <table:table-cell table:style-name="ce6" table:number-columns-repeated="20"/>
          <table:table-cell table:number-columns-repeated="16358"/>
        </table:table-row>
        <table:table-row table:style-name="ro3">
          <table:table-cell table:style-name="ce3" office:value-type="string" calcext:value-type="string">
            <text:p>Medium Autocannon</text:p>
          </table:table-cell>
          <table:table-cell table:style-name="ce16"/>
          <table:table-cell table:style-name="ce6" table:number-columns-repeated="2"/>
          <table:table-cell table:style-name="ce6" table:formula="of:=[.B38] * ([.D38] / 60)" office:value-type="float" office:value="0" calcext:value-type="float">
            <text:p>0</text:p>
          </table:table-cell>
          <table:table-cell table:style-name="ce6" table:formula="of:=[.C38] * ([.D38] / 60)" office:value-type="float" office:value="0" calcext:value-type="float">
            <text:p>0</text:p>
          </table:table-cell>
          <table:table-cell table:style-name="ce6" table:number-columns-repeated="20"/>
          <table:table-cell table:number-columns-repeated="16358"/>
        </table:table-row>
        <table:table-row table:style-name="ro3">
          <table:table-cell table:style-name="ce3" office:value-type="string" calcext:value-type="string">
            <text:p>Heavy Autocannon</text:p>
          </table:table-cell>
          <table:table-cell table:style-name="ce16"/>
          <table:table-cell table:style-name="ce6" table:number-columns-repeated="2"/>
          <table:table-cell table:style-name="ce6" table:formula="of:=[.B39] * ([.D39] / 60)" office:value-type="float" office:value="0" calcext:value-type="float">
            <text:p>0</text:p>
          </table:table-cell>
          <table:table-cell table:style-name="ce6" table:formula="of:=[.C39] * ([.D39] / 60)" office:value-type="float" office:value="0" calcext:value-type="float">
            <text:p>0</text:p>
          </table:table-cell>
          <table:table-cell table:style-name="ce6" table:number-columns-repeated="20"/>
          <table:table-cell table:number-columns-repeated="16358"/>
        </table:table-row>
        <table:table-row table:style-name="ro1">
          <table:table-cell table:style-name="ce3"/>
          <table:table-cell table:style-name="ce17"/>
          <table:table-cell table:style-name="ce1" table:number-columns-repeated="24"/>
          <table:table-cell table:number-columns-repeated="16358"/>
        </table:table-row>
        <table:table-row table:style-name="ro3">
          <table:table-cell table:style-name="ce3"/>
          <table:table-cell table:style-name="ce16"/>
          <table:table-cell table:style-name="ce6" table:number-columns-repeated="24"/>
          <table:table-cell table:number-columns-repeated="16358"/>
        </table:table-row>
        <table:table-row table:style-name="ro4" table:number-rows-repeated="959">
          <table:table-cell table:style-name="ce4"/>
          <table:table-cell table:style-name="ce18"/>
          <table:table-cell table:style-name="ce7" table:number-columns-repeated="24"/>
          <table:table-cell table:number-columns-repeated="16358"/>
        </table:table-row>
        <table:table-row table:style-name="ro5" table:number-rows-repeated="1047575">
          <table:table-cell table:number-columns-repeated="16384"/>
        </table:table-row>
        <table:table-row table:style-name="ro5">
          <table:table-cell/>
          <table:table-cell table:style-name="ce20"/>
          <table:table-cell table:style-name="ce25" table:number-columns-repeated="16381"/>
          <table:table-cell table:style-name="ce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 style:data-style-name="N2" text:time-value="10:50:39.5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date>2025-10-31T10:57:23.476000000</dc:date>
    <meta:editing-duration>PT6M44S</meta:editing-duration>
    <meta:editing-cycles>1</meta:editing-cycles>
    <meta:document-statistic meta:table-count="1" meta:cell-count="326" meta:object-count="0"/>
  </office:meta>
</office:document-meta>
</file>